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宋体1" svg:font-family="宋体" style:font-pitch="variable"/>
    <style:font-face style:name="黑体1" svg:font-family="黑体" style:font-pitch="variable"/>
    <style:font-face style:name="黑体2" svg:font-family="黑体" style:font-adornments="标准" style:font-pitch="variable"/>
    <style:font-face style:name="黑体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3" style:family="table">
      <style:table-properties style:width="16.997cm" fo:margin-left="0cm" fo:margin-top="0cm" fo:margin-bottom="0.101cm" table:align="left" style:shadow="none"/>
    </style:style>
    <style:style style:name="表格3.A" style:family="table-column">
      <style:table-column-properties style:column-width="1.535cm"/>
    </style:style>
    <style:style style:name="表格3.B" style:family="table-column">
      <style:table-column-properties style:column-width="4.131cm"/>
    </style:style>
    <style:style style:name="表格3.C" style:family="table-column">
      <style:table-column-properties style:column-width="1.529cm"/>
    </style:style>
    <style:style style:name="表格3.D" style:family="table-column">
      <style:table-column-properties style:column-width="4.136cm"/>
    </style:style>
    <style:style style:name="表格3.1" style:family="table-row">
      <style:table-row-properties style:min-row-height="0.265cm"/>
    </style:style>
    <style:style style:name="表格3.A1" style:family="table-cell">
      <style:table-cell-properties style:vertical-align="middle" fo:padding="0.097cm" fo:border="none"/>
    </style:style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8.255cm" style:rel-column-width="4680*"/>
    </style:style>
    <style:style style:name="表格1.B" style:family="table-column">
      <style:table-column-properties style:column-width="1.164cm" style:rel-column-width="660*"/>
    </style:style>
    <style:style style:name="表格1.C" style:family="table-column">
      <style:table-column-properties style:column-width="1.614cm" style:rel-column-width="915*"/>
    </style:style>
    <style:style style:name="表格1.D" style:family="table-column">
      <style:table-column-properties style:column-width="1.138cm" style:rel-column-width="645*"/>
    </style:style>
    <style:style style:name="表格1.E" style:family="table-column">
      <style:table-column-properties style:column-width="2.249cm" style:rel-column-width="1275*"/>
    </style:style>
    <style:style style:name="表格1.F" style:family="table-column">
      <style:table-column-properties style:column-width="2.593cm" style:rel-column-width="1470*"/>
    </style:style>
    <style:style style:name="表格1.1" style:family="table-row">
      <style:table-row-properties style:min-row-height="0.45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表格1.F1" style:family="table-cell">
      <style:table-cell-properties style:vertical-align="middle" fo:padding="0.097cm" fo:border="0.5pt solid #000000"/>
    </style:style>
    <style:style style:name="表格1.2" style:family="table-row">
      <style:table-row-properties style:row-height="0.75cm"/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表格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fo:margin-top="0.199cm" fo:margin-bottom="0cm" table:align="margins" style:shadow="none"/>
    </style:style>
    <style:style style:name="表格2.A" style:family="table-column">
      <style:table-column-properties style:column-width="2.125cm" style:rel-column-width="8192*"/>
    </style:style>
    <style:style style:name="表格2.B" style:family="table-column">
      <style:table-column-properties style:column-width="2.125cm" style:rel-column-width="8191*"/>
    </style:style>
    <style:style style:name="表格2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.275cm" style:contextual-spacing="false" fo:line-height="150%"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Heading" style:master-page-name="">
      <style:paragraph-properties fo:margin-top="0cm" fo:margin-bottom="0cm" style:contextual-spacing="true" fo:line-height="150%" style:page-number="auto" fo:background-color="transparent" fo:padding="0.049cm" fo:border-left="none" fo:border-right="none" fo:border-top="none" fo:border-bottom="0.26pt solid #000000">
        <style:tab-stops/>
        <style:background-image/>
      </style:paragraph-properties>
      <style:text-properties officeooo:paragraph-rsid="005a0808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language-asian="zh" style:country-asian="CN" style:font-weight-asian="bold" style:font-size-complex="10.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language-asian="zh" style:country-asian="CN" style:font-weight-asian="bold" style:font-size-complex="10.5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2f417c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paragraph-rsid="0059af95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275518"/>
    </style:style>
    <style:style style:name="P13" style:family="paragraph" style:parent-style-name="Table_20_Contents">
      <style:paragraph-properties fo:text-align="start" style:justify-single-word="false"/>
      <style:text-properties officeooo:paragraph-rsid="003498de"/>
    </style:style>
    <style:style style:name="P14" style:family="paragraph" style:parent-style-name="Table_20_Contents">
      <style:paragraph-properties fo:text-align="start" style:justify-single-word="false"/>
      <style:text-properties officeooo:paragraph-rsid="003ea645"/>
    </style:style>
    <style:style style:name="P15" style:family="paragraph" style:parent-style-name="Table_20_Contents">
      <style:text-properties officeooo:paragraph-rsid="00275518"/>
    </style:style>
    <style:style style:name="P16" style:family="paragraph" style:parent-style-name="Table_20_Contents">
      <style:text-properties officeooo:paragraph-rsid="002f417c"/>
    </style:style>
    <style:style style:name="P17" style:family="paragraph" style:parent-style-name="Table_20_Contents">
      <style:text-properties officeooo:paragraph-rsid="003bbc9b"/>
    </style:style>
    <style:style style:name="P18" style:family="paragraph" style:parent-style-name="Table_20_Contents">
      <style:text-properties officeooo:paragraph-rsid="0046e563"/>
    </style:style>
    <style:style style:name="P19" style:family="paragraph" style:parent-style-name="Table_20_Contents">
      <style:text-properties officeooo:paragraph-rsid="00510230"/>
    </style:style>
    <style:style style:name="P20" style:family="paragraph" style:parent-style-name="Table_20_Contents">
      <style:text-properties officeooo:paragraph-rsid="006053b5"/>
    </style:style>
    <style:style style:name="P21" style:family="paragraph" style:parent-style-name="Table_20_Contents">
      <style:text-properties officeooo:paragraph-rsid="006b28cb"/>
    </style:style>
    <style:style style:name="P22" style:family="paragraph" style:parent-style-name="Table_20_Heading">
      <style:paragraph-properties fo:text-align="start" style:justify-single-word="false"/>
    </style:style>
    <style:style style:name="P23" style:family="paragraph" style:parent-style-name="Table_20_Heading">
      <style:paragraph-properties fo:text-align="start" style:justify-single-word="false"/>
      <style:text-properties officeooo:paragraph-rsid="003bbc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366b"/>
    </style:style>
    <style:style style:name="T4" style:family="text">
      <style:text-properties officeooo:rsid="0014f7b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<text:placeholder text:placeholder-type="text">&lt;for each="o in objects"&gt;</text:placeholder></text:span></text:p>
      <text:p text:style-name="P2"><text:span text:style-name="T6"><text:placeholder text:placeholder-type="text" text:description="company name">&lt;o.company_id.name&gt;</text:placeholder></text:span>费用报销单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2">事由：</text:p>
          </table:table-cell>
          <table:table-cell table:style-name="表格3.A1" table:number-columns-spanned="5" office:value-type="string">
            <text:p text:style-name="P19"><text:placeholder text:placeholder-type="text" text:description="事由">&lt;o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A1" office:value-type="string">
            <text:p text:style-name="P22">编号：</text:p>
          </table:table-cell>
          <table:table-cell table:style-name="表格3.A1" office:value-type="string">
            <text:p text:style-name="P15"><text:placeholder text:placeholder-type="text" text:description="单号">&lt;o.ref&gt;</text:placeholder></text:p>
          </table:table-cell>
          <table:table-cell table:style-name="表格3.A1" office:value-type="string">
            <text:p text:style-name="P22">部门：</text:p>
          </table:table-cell>
          <table:table-cell table:style-name="表格3.A1" office:value-type="string">
            <text:p text:style-name="P21"><text:placeholder text:placeholder-type="text" text:description="单号">&lt;o.department_id.name&gt;</text:placeholder></text:p>
          </table:table-cell>
          <table:table-cell table:style-name="表格3.A1" office:value-type="string">
            <text:p text:style-name="P22">日期：</text:p>
          </table:table-cell>
          <table:table-cell table:style-name="表格3.A1" office:value-type="string">
            <text:p text:style-name="P12"><text:placeholder text:placeholder-type="text" text:description="date">&lt;o.date&gt;</text:placeholder></text:p>
          </table:table-cell>
        </table:table-row>
      </table:table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Table_20_Heading">摘要</text:p>
          </table:table-cell>
          <table:table-cell table:style-name="表格1.A1" office:value-type="string">
            <text:p text:style-name="Table_20_Heading"><text:span text:style-name="T4">附单据数</text:span></text:p>
          </table:table-cell>
          <table:table-cell table:style-name="表格1.A1" office:value-type="string">
            <text:p text:style-name="Table_20_Heading">单价</text:p>
          </table:table-cell>
          <table:table-cell table:style-name="表格1.A1" office:value-type="string">
            <text:p text:style-name="Table_20_Heading">数量</text:p>
          </table:table-cell>
          <table:table-cell table:style-name="表格1.A1" office:value-type="string">
            <text:p text:style-name="Table_20_Heading">金额</text:p>
          </table:table-cell>
          <table:table-cell table:style-name="表格1.F1" office:value-type="string">
            <text:p text:style-name="Table_20_Heading">备注</text:p>
          </table:table-cell>
        </table:table-row>
        <table:table-row table:style-name="表格1.2">
          <table:table-cell table:style-name="表格1.A2" table:number-columns-spanned="5" office:value-type="string">
            <text:p text:style-name="P3"><text:placeholder text:placeholder-type="text" text:description="开始循环">&lt;for each="l in o.line_ids"&gt;</text:placeholder></text:p>
          </table:table-cell>
          <table:covered-table-cell/>
          <table:covered-table-cell/>
          <table:covered-table-cell/>
          <table:covered-table-cell/>
          <table:table-cell table:style-name="表格1.F2" office:value-type="string">
            <text:p text:style-name="P3"/>
          </table:table-cell>
        </table:table-row>
        <table:table-row table:style-name="表格1.2">
          <table:table-cell table:style-name="表格1.A2" office:value-type="string">
            <text:p text:style-name="Table_20_Contents"><text:bookmark-start text:name="__DdeLink__255_19809316855"/><text:placeholder text:placeholder-type="text" text:description="描述">&lt;l.name&gt;</text:placeholder><text:bookmark-end text:name="__DdeLink__255_19809316855"/></text:p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7"><text:placeholder text:placeholder-type="text" text:description="单价">&lt;formatLang(l.unit_amount)&gt;</text:placeholder></text:p>
          </table:table-cell>
          <table:table-cell table:style-name="表格1.A2" office:value-type="string">
            <text:p text:style-name="P8"><text:placeholder text:placeholder-type="text" text:description="数量">&lt;l.unit_quantity&gt;</text:placeholder></text:p>
          </table:table-cell>
          <table:table-cell table:style-name="表格1.A2" office:value-type="string">
            <text:p text:style-name="P7"><text:placeholder text:placeholder-type="text" text:description="小计">&lt;formatLang(l.total_amount)&gt;</text:placeholder></text:p>
          </table:table-cell>
          <table:table-cell table:style-name="表格1.F2" office:value-type="string">
            <text:p text:style-name="P18"><text:placeholder text:placeholder-type="text" text:description="ref">&lt;l.description&gt;</text:placeholder></text:p>
          </table:table-cell>
        </table:table-row>
        <table:table-row table:style-name="表格1.2">
          <table:table-cell table:style-name="表格1.F2" table:number-columns-spanned="6" office:value-type="string">
            <text:p text:style-name="P6"><text:placeholder text:placeholder-type="text" text:description="停止循环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4"><text:placeholder text:placeholder-type="text" text:description="开始循环">&lt;for each="i in xrange(0, abs(7-len(o.line_ids)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6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18"/>
          </table:table-cell>
        </table:table-row>
        <table:table-row table:style-name="表格1.2">
          <table:table-cell table:style-name="表格1.F2" table:number-columns-spanned="6" office:value-type="string">
            <text:p text:style-name="P6"><text:bookmark-start text:name="__DdeLink__255_1980931685"/><text:placeholder text:placeholder-type="text" text:description="停止循环">&lt;/for&gt;</text:placeholder><text:bookmark-end text:name="__DdeLink__255_198093168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10">合计：<text:span text:style-name="T1"><text:placeholder text:placeholder-type="text" text:description="amount">&lt;formatLang(o.amount)&gt;</text:placeholder></text:span>（大写人民币：<text:span text:style-name="T1"><text:placeholder text:placeholder-type="text" text:description="amount">&lt;rmb_upper(o.amount)&gt;</text:placeholder></text:span>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9" table:number-columns-spanned="6" office:value-type="string">
            <text:p text:style-name="Table_20_Contents"><text:span text:style-name="T2">备注：</text:span><text:span text:style-name="T1"><text:placeholder text:placeholder-type="text" text:description="备注字段">&lt;o.not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 table:number-columns-repeated="4"/>
        <table:table-column table:style-name="表格2.A" table:number-columns-repeated="3"/>
        <table:table-row>
          <table:table-cell table:style-name="表格2.A1" office:value-type="string">
            <text:p text:style-name="P22">制单：</text:p>
          </table:table-cell>
          <table:table-cell table:style-name="表格2.A1" office:value-type="string">
            <text:p text:style-name="P13"><text:placeholder text:placeholder-type="text" text:description="制单">&lt;o.user_id.name&gt;</text:placeholder></text:p>
          </table:table-cell>
          <table:table-cell table:style-name="表格2.A1" office:value-type="string">
            <text:p text:style-name="P22">审核主管：</text:p>
          </table:table-cell>
          <table:table-cell table:style-name="表格2.A1" office:value-type="string">
            <text:p text:style-name="P14"><text:placeholder text:placeholder-type="text" text:description="制单">&lt;o.user_valid.name&gt;</text:placeholder></text:p>
          </table:table-cell>
          <table:table-cell table:style-name="表格2.A1" office:value-type="string">
            <text:p text:style-name="P22">会计：</text:p>
          </table:table-cell>
          <table:table-cell table:style-name="表格2.A1" office:value-type="string">
            <text:p text:style-name="P11"/>
          </table:table-cell>
          <table:table-cell table:style-name="表格2.A1" office:value-type="string">
            <text:p text:style-name="P22">出纳：</text:p>
          </table:table-cell>
          <table:table-cell table:style-name="表格2.A1" office:value-type="string">
            <text:p text:style-name="P11"/>
          </table:table-cell>
        </table:table-row>
        <text:soft-page-break/>
        <table:table-row>
          <table:table-cell table:style-name="表格2.A1" table:number-columns-spanned="4" office:value-type="string">
            <text:p text:style-name="P22">领款人（签章）：</text:p>
          </table:table-cell>
          <table:covered-table-cell/>
          <table:covered-table-cell/>
          <table:covered-table-cell/>
          <table:table-cell table:style-name="表格2.A1" office:value-type="string">
            <text:p text:style-name="Table_20_Heading">领款日期：</text:p>
          </table:table-cell>
          <table:table-cell table:style-name="表格2.A1" table:number-columns-spanned="3" office:value-type="string">
            <text:p text:style-name="P7"><text:s text:c="8"/><text:span text:style-name="T1">年</text:span> <text:s text:c="3"/><text:span text:style-name="T1">月</text:span> <text:s text:c="3"/><text:span text:style-name="T1">日</text:span></text:p>
          </table:table-cell>
          <table:covered-table-cell/>
          <table:covered-table-cell/>
        </table:table-row>
      </table:table>
      <text:p text:style-name="Standard"><text:placeholder text:placeholder-type="text" text:description="停止循环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宋体1" svg:font-family="宋体" style:font-pitch="variable"/>
    <style:font-face style:name="黑体1" svg:font-family="黑体" style:font-pitch="variable"/>
    <style:font-face style:name="黑体2" svg:font-family="黑体" style:font-adornments="标准" style:font-pitch="variable"/>
    <style:font-face style:name="黑体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font-weight="normal" style:font-size-asian="12pt" style:font-weight-asian="normal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padding="0.049cm" fo:border-left="none" fo:border-right="none" fo:border-top="none" fo:border-bottom="0.26pt solid #000000" style:shadow="none" fo:keep-with-next="always"/>
      <style:text-properties style:font-name="Arial" fo:font-size="16pt" fo:font-weight="normal" style:font-name-asian="黑体2" style:font-size-asian="16pt" style:font-weight-asian="normal" style:font-name-complex="Arial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style:page-number="auto" style:shadow="none"/>
      <style:text-properties fo:font-size="10.5pt" style:font-size-asian="10.5pt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 fo:font-weight="normal" style:font-size-asian="12pt" style:font-weight-asian="norm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size="12pt" fo:font-weight="normal" style:font-name-asian="黑体" style:font-size-asian="12pt" style:font-weight-asian="normal" style:font-size-complex="12pt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6:45:32</meta:creation-date>
    <dc:date>2012-09-03T20:41:02</dc:date>
    <meta:editing-duration>PT3H23M</meta:editing-duration>
    <meta:editing-cycles>158</meta:editing-cycles>
    <meta:generator>LibreOffice/3.6$Linux_X86_64 LibreOffice_project/360m1$Build-101</meta:generator>
    <meta:print-date>2012-06-13T12:17:20.04</meta:print-date>
    <dc:title>Sales Order</dc:title>
    <dc:creator>Wei Li</dc:creator>
    <meta:document-statistic meta:table-count="3" meta:image-count="0" meta:object-count="0" meta:page-count="2" meta:paragraph-count="37" meta:word-count="105" meta:character-count="425" meta:non-whitespace-character-count="400"/>
    <meta:user-defined meta:name="Generator">Aeroo Reports 1.0</meta:user-defined>
    <meta:user-defined meta:name="Software">OpenERP 6.1-1</meta:user-defined>
    <meta:user-defined meta:name="URL">http://www.alistek.com</meta:user-defined>
  </office:meta>
</office:document-meta>
</file>